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10101" draw:fill="none" draw:textarea-vertical-align="top" draw:auto-grow-height="false" draw:fit-to-size="false" fo:min-height="8.801cm" fo:min-width="19.686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10101" draw:fill="none" draw:textarea-vertical-align="top" draw:auto-grow-height="false" draw:fit-to-size="false" fo:min-height="15.875cm" fo:min-width="26.802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034cm" fo:padding-bottom="0cm" fo:padding-left="0cm" fo:padding-right="0cm" fo:wrap-option="wrap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.034cm" fo:margin-bottom="0cm" fo:line-height="100%" fo:text-align="start"/>
    </style:style>
    <style:style style:name="P3" style:family="paragraph">
      <style:paragraph-properties fo:margin-top="0.016cm" fo:margin-bottom="0cm" fo:line-height="100%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.014cm" fo:margin-top="0cm" fo:margin-bottom="0cm" fo:line-height="100%" fo:text-align="start" fo:text-indent="-0.001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top="0.034cm" fo:margin-bottom="0cm" fo:line-height="100%"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Tahoma" fo:font-size="20pt" fo:letter-spacing="-0.001cm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20.5pt" fo:letter-spacing="normal" fo:font-style="normal" style:text-underline-style="none" fo:font-weight="normal" style:font-size-asian="20.5pt" style:font-style-asian="normal" style:font-weight-asian="normal" style:font-name-complex="Times New Roman" style:font-size-complex="20.5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Tahoma" fo:font-size="20pt" fo:letter-spacing="-0.001cm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ahoma" fo:font-size="20pt" fo:letter-spacing="-0.017cm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ahoma" fo:font-size="20pt" fo:letter-spacing="-0.018cm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Tahoma" fo:font-size="20pt" fo:letter-spacing="-0.001cm" fo:language="es" fo:country="VE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name="object 3" draw:style-name="gr1" draw:text-style-name="P1" draw:layer="layout" svg:width="19.685cm" svg:height="8.8cm" svg:x="4.007cm" svg:y="7.289cm">
          <text:p/>
          <draw:enhanced-geometry draw:mirror-horizontal="false" draw:mirror-vertical="false" svg:viewBox="0 0 0 0" drawooo:sub-view-size="7518400 3169285" draw:text-areas="0 0 ?f0 ?f1" draw:type="ooxml-non-primitive" draw:enhanced-path="M 0 0 L 0 3169158 7517891 3169158 7517891 0 0 0 Z N">
            <draw:equation draw:name="f0" draw:formula="logwidth"/>
            <draw:equation draw:name="f1" draw:formula="logheight"/>
          </draw:enhanced-geometry>
        </draw:custom-shape>
        <draw:custom-shape draw:name="object 4" draw:style-name="gr2" draw:text-style-name="P6" draw:layer="layout" svg:width="18.483cm" svg:height="4.306cm" svg:x="4.261cm" svg:y="7.391cm">
          <text:p text:style-name="P2"><text:span text:style-name="T1">Título: hacer panel de Inicio <text:s/></text:span></text:p>
          <text:p text:style-name="P3"><text:span text:style-name="T2"/></text:p>
          <text:p text:style-name="P4"><text:span text:style-name="T1">Descripción:</text:span></text:p>
          <text:p text:style-name="P5"><text:span text:style-name="T3">Como usuario deseo tener un panel de inicio con el </text:span><text:span text:style-name="T3">fin de elegir mi opción dentro de la app mas rap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6" draw:layer="layout" svg:width="3.277cm" svg:height="1.727cm" svg:x="4.261cm" svg:y="13.104cm">
          <text:p text:style-name="P2"><text:span text:style-name="T1">Prioridad:</text:span><text:span text:style-name="T4"> </text:span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" draw:text-style-name="P6" draw:layer="layout" svg:width="3.996cm" svg:height="1.727cm" svg:x="18.627cm" svg:y="13.104cm">
          <text:p text:style-name="P2"><text:span text:style-name="T1">Esfuerzo:</text:span><text:span text:style-name="T5"> </text:span><text:span text:style-name="T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name="object 3" draw:style-name="gr5" draw:text-style-name="P1" draw:layer="layout" svg:width="26.801cm" svg:height="15.874cm" svg:x="0.599cm" svg:y="0.726cm">
          <text:p text:style-name="P8"><text:span text:style-name="T6">Criterios de Aceptación (</text:span><text:span text:style-name="T1">hacer panel de Inicio </text:span><text:span text:style-name="T6">)</text:span><text:span text:style-name="T7"> </text:span></text:p>
          <text:p text:style-name="P9"><text:span text:style-name="T7"/></text:p>
          <text:p text:style-name="P9"><text:span text:style-name="T7">1.pulsando en el icono de la app se abrirá la aplicación que en principio tendrá un panel de inicio para que el usuario interactué</text:span></text:p>
          <text:p text:style-name="P9"><text:span text:style-name="T7">2.dado el panel de inicio cuando se de click en el botón de calendario entonces se abrirá el panel donde se encuentra el calendario</text:span></text:p>
          <text:p text:style-name="P9"><text:span text:style-name="T7">3..dado el panel de inicio cuando se de click en el botón de tareas se abrirá el panel donde están todas las tareas </text:span></text:p>
          <text:p text:style-name="P9"><text:span text:style-name="T7">4.dado el panel de inicio cuando se de click en las opciones del centro (donde se encuentran las diferentes listas individualizadas ) se podrá acceder a cada uno da las listas de forma individual</text:span></text:p>
          <text:p text:style-name="P9"><text:span text:style-name="T7">5.dado el panel de inicio y no hay ninguna opción en el centro (es decir que no hay listas hechas) el usuario no podrá hacer click aquí hasta que no salga una lista</text:span></text:p>
          <text:p text:style-name="P9"><text:span text:style-name="T7">6.dado el panel de inicio pulsando el botón superior izquierdo , o arrastrando el dedo de izquierda a derecha desde la izquierda entonces se desplegara una barra ayudante con diferentes opciones </text:span></text:p>
          <text:p text:style-name="P9"><text:span text:style-name="T7"/></text:p>
          <draw:enhanced-geometry draw:mirror-horizontal="false" draw:mirror-vertical="false" svg:viewBox="0 0 0 0" drawooo:sub-view-size="4680584 5715000" draw:text-areas="0 0 ?f0 ?f1" draw:type="ooxml-non-primitive" draw:enhanced-path="M 0 0 L 0 5715000 4680204 5714999 4680204 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custom-shape draw:name="object 3" draw:style-name="gr1" draw:text-style-name="P1" draw:layer="layout" svg:width="19.685cm" svg:height="8.8cm" svg:x="4.007cm" svg:y="7.289cm">
          <text:p/>
          <draw:enhanced-geometry draw:mirror-horizontal="false" draw:mirror-vertical="false" svg:viewBox="0 0 0 0" drawooo:sub-view-size="7518400 3169285" draw:text-areas="0 0 ?f0 ?f1" draw:type="ooxml-non-primitive" draw:enhanced-path="M 0 0 L 0 3169158 7517891 3169158 7517891 0 0 0 Z N">
            <draw:equation draw:name="f0" draw:formula="logwidth"/>
            <draw:equation draw:name="f1" draw:formula="logheight"/>
          </draw:enhanced-geometry>
        </draw:custom-shape>
        <draw:custom-shape draw:name="object 4" draw:style-name="gr2" draw:text-style-name="P6" draw:layer="layout" svg:width="18.483cm" svg:height="5.153cm" svg:x="4.261cm" svg:y="7.391cm">
          <text:p text:style-name="P2"><text:span text:style-name="T1">Título: hacer panel de Lista <text:s/></text:span></text:p>
          <text:p text:style-name="P3"><text:span text:style-name="T2"/></text:p>
          <text:p text:style-name="P4"><text:span text:style-name="T1">Descripción:</text:span></text:p>
          <text:p text:style-name="P5"><text:span text:style-name="T3">Como usuario deseo tener un panel donde estén todas mis listas para poder tener un acceso rápido a mis list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6" draw:layer="layout" svg:width="3.277cm" svg:height="1.727cm" svg:x="4.261cm" svg:y="13.104cm">
          <text:p text:style-name="P2"><text:span text:style-name="T1">Prioridad:</text:span><text:span text:style-name="T4"> </text:span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6" draw:text-style-name="P6" draw:layer="layout" svg:width="3.996cm" svg:height="1.727cm" svg:x="18.627cm" svg:y="13.104cm">
          <text:p text:style-name="P2"><text:span text:style-name="T1">Esfuerzo:</text:span><text:span text:style-name="T5"> </text:span><text:span text:style-name="T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custom-shape draw:name="object 3" draw:style-name="gr5" draw:text-style-name="P10" draw:layer="layout" svg:width="26.801cm" svg:height="15.874cm" svg:x="0.599cm" svg:y="0.726cm">
          <text:p text:style-name="P8"><text:span text:style-name="T6">Criterios de Aceptación (</text:span><text:span text:style-name="T1">hacer panel de listas </text:span><text:span text:style-name="T6">)</text:span><text:span text:style-name="T7"> </text:span></text:p>
          <text:p text:style-name="P9"><text:span text:style-name="T7"/></text:p>
          <text:p text:style-name="P9"><text:span text:style-name="T7">1.pulsando en el opción de tareas se mostrara un panel de listas donde estarán las diferentes <text:s/>tareas por realizar.</text:span></text:p>
          <text:p text:style-name="P9"><text:span text:style-name="T7">2.dado el panel de lista cuando se de click encima de cualquier lista entonces se abrira la lista con el horario a cumplir y la diferentes opciones que en ella tiene </text:span></text:p>
          <text:p text:style-name="P9"><text:span text:style-name="T7">3..dado el panel de lista cuando no haya ninguna lista que seleccionar entonces el usuario no podrá hacer click a nada dentro de este panel <text:s/></text:span></text:p>
          <text:p text:style-name="P9"><text:span text:style-name="T7"/></text:p>
          <text:p text:style-name="P9"><text:span text:style-name="T7"/></text:p>
          <draw:enhanced-geometry draw:mirror-horizontal="false" draw:mirror-vertical="false" svg:viewBox="0 0 0 0" drawooo:sub-view-size="4680584 5715000" draw:text-areas="0 0 ?f0 ?f1" draw:type="ooxml-non-primitive" draw:enhanced-path="M 0 0 L 0 5715000 4680204 5714999 4680204 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custom-shape draw:name="object 3" draw:style-name="gr1" draw:text-style-name="P1" draw:layer="layout" svg:width="19.685cm" svg:height="8.8cm" svg:x="4.007cm" svg:y="7.289cm">
          <text:p/>
          <draw:enhanced-geometry draw:mirror-horizontal="false" draw:mirror-vertical="false" svg:viewBox="0 0 0 0" drawooo:sub-view-size="7518400 3169285" draw:text-areas="0 0 ?f0 ?f1" draw:type="ooxml-non-primitive" draw:enhanced-path="M 0 0 L 0 3169158 7517891 3169158 7517891 0 0 0 Z N">
            <draw:equation draw:name="f0" draw:formula="logwidth"/>
            <draw:equation draw:name="f1" draw:formula="logheight"/>
          </draw:enhanced-geometry>
        </draw:custom-shape>
        <draw:custom-shape draw:name="object 4" draw:style-name="gr2" draw:text-style-name="P6" draw:layer="layout" svg:width="18.483cm" svg:height="5.153cm" svg:x="4.261cm" svg:y="7.391cm">
          <text:p text:style-name="P2"><text:span text:style-name="T1">Título: hacer panel de configuración <text:s/></text:span></text:p>
          <text:p text:style-name="P3"><text:span text:style-name="T2"/></text:p>
          <text:p text:style-name="P4"><text:span text:style-name="T1">Descripción:</text:span></text:p>
          <text:p text:style-name="P5"><text:span text:style-name="T3">Como usuario deseo tener un panel de configuración con el fin de poder personalizar la mas que se pueda dentro de la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6" draw:layer="layout" svg:width="3.277cm" svg:height="1.727cm" svg:x="4.261cm" svg:y="13.104cm">
          <text:p text:style-name="P2"><text:span text:style-name="T1">Prioridad:</text:span><text:span text:style-name="T4"> </text:span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7" draw:text-style-name="P6" draw:layer="layout" svg:width="3.996cm" svg:height="1.727cm" svg:x="18.627cm" svg:y="13.104cm">
          <text:p text:style-name="P2"><text:span text:style-name="T1">Esfuerzo:</text:span><text:span text:style-name="T5"> </text:span><text:span text:style-name="T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custom-shape draw:name="object 3" draw:style-name="gr5" draw:text-style-name="P10" draw:layer="layout" svg:width="26.801cm" svg:height="15.874cm" svg:x="0.599cm" svg:y="0.726cm">
          <text:p text:style-name="P8"><text:span text:style-name="T6">Criterios de Aceptación (</text:span><text:span text:style-name="T1">hacer panel de configuración </text:span><text:span text:style-name="T6">)</text:span><text:span text:style-name="T7"> </text:span></text:p>
          <text:p text:style-name="P9"><text:span text:style-name="T7"/></text:p>
          <text:p text:style-name="P9"><text:span text:style-name="T7">1.pulsando en la barra desplegable en la opción de configuración se abrirá este panel que entonces te permita personalizar la aplicación.</text:span></text:p>
          <text:p text:style-name="P9"><text:span text:style-name="T7">2.dado el panel de configuración cuando se deslice el dedo en la opción de activar notificaciones entonces podrás elegir si quieres que la lista suelte las notificaciones en tu dispositivo </text:span></text:p>
          <text:p text:style-name="P9"><text:span text:style-name="T7">3..dado el panel de configuración cuando se pulse en la parte de personalizar fuente allí entonces se podrá elegir un tipo de letra para tener dentro de la aplicación </text:span></text:p>
          <text:p text:style-name="P9"><text:span text:style-name="T7">4.dado el panel de configuración cuando se pulse en la opción de cambiar color de fuente allí entonces se podrá cambiar el color de la letra </text:span></text:p>
          <text:p text:style-name="P9"><text:span text:style-name="T7">5.dado el panel de <text:s/>configuración cuando se pulse en la parte de tiempo para Sincronización allí entonces se podrá elegir cada cuanto tiempo atrasado saltaran las notificaciones en el dispositivo.</text:span></text:p>
          <text:p text:style-name="P9"><text:span text:style-name="T7">6.dado el panel de <text:s/>configuración una vez que el usuario salga de este panel los cambios se realizaran </text:span></text:p>
          <text:p text:style-name="P9"><text:span text:style-name="T7"/></text:p>
          <draw:enhanced-geometry draw:mirror-horizontal="false" draw:mirror-vertical="false" svg:viewBox="0 0 0 0" drawooo:sub-view-size="4680584 5715000" draw:text-areas="0 0 ?f0 ?f1" draw:type="ooxml-non-primitive" draw:enhanced-path="M 0 0 L 0 5715000 4680204 5714999 4680204 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custom-shape draw:name="object 3" draw:style-name="gr1" draw:text-style-name="P1" draw:layer="layout" svg:width="19.685cm" svg:height="8.8cm" svg:x="4.007cm" svg:y="7.289cm">
          <text:p/>
          <draw:enhanced-geometry draw:mirror-horizontal="false" draw:mirror-vertical="false" svg:viewBox="0 0 0 0" drawooo:sub-view-size="7518400 3169285" draw:text-areas="0 0 ?f0 ?f1" draw:type="ooxml-non-primitive" draw:enhanced-path="M 0 0 L 0 3169158 7517891 3169158 7517891 0 0 0 Z N">
            <draw:equation draw:name="f0" draw:formula="logwidth"/>
            <draw:equation draw:name="f1" draw:formula="logheight"/>
          </draw:enhanced-geometry>
        </draw:custom-shape>
        <draw:custom-shape draw:name="object 4" draw:style-name="gr2" draw:text-style-name="P6" draw:layer="layout" svg:width="18.483cm" svg:height="5.151cm" svg:x="4.261cm" svg:y="7.391cm">
          <text:p text:style-name="P2"><text:span text:style-name="T1">Título: agregar lista/elemento </text:span></text:p>
          <text:p text:style-name="P3"><text:span text:style-name="T2"/></text:p>
          <text:p text:style-name="P4"><text:span text:style-name="T1">Descripción:</text:span></text:p>
          <text:p text:style-name="P5"><text:span text:style-name="T3">Como usuario quiero tener la posibilidad de agregar una nueva lista con el fin de aprovechar la app al máxim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6" draw:layer="layout" svg:width="3.277cm" svg:height="1.727cm" svg:x="4.261cm" svg:y="13.104cm">
          <text:p text:style-name="P2"><text:span text:style-name="T1">Prioridad:</text:span><text:span text:style-name="T4"> </text:span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8" draw:text-style-name="P6" draw:layer="layout" svg:width="3.996cm" svg:height="0.882cm" svg:x="18.627cm" svg:y="13.104cm">
          <text:p text:style-name="P2"><text:span text:style-name="T1">Esfuerzo:</text:span><text:span text:style-name="T5"> </text:span><text:span text:style-name="T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name="object 3" draw:style-name="gr1" draw:text-style-name="P1" draw:layer="layout" svg:width="19.685cm" svg:height="8.8cm" svg:x="4.007cm" svg:y="7.289cm">
          <text:p/>
          <draw:enhanced-geometry draw:mirror-horizontal="false" draw:mirror-vertical="false" svg:viewBox="0 0 0 0" drawooo:sub-view-size="7518400 3169285" draw:text-areas="0 0 ?f0 ?f1" draw:type="ooxml-non-primitive" draw:enhanced-path="M 0 0 L 0 3169158 7517891 3169158 7517891 0 0 0 Z N">
            <draw:equation draw:name="f0" draw:formula="logwidth"/>
            <draw:equation draw:name="f1" draw:formula="logheight"/>
          </draw:enhanced-geometry>
        </draw:custom-shape>
        <draw:custom-shape draw:name="object 4" draw:style-name="gr2" draw:text-style-name="P6" draw:layer="layout" svg:width="18.483cm" svg:height="5.153cm" svg:x="4.261cm" svg:y="7.391cm">
          <text:p text:style-name="P2"><text:span text:style-name="T1">Título: modificar lista/elemento </text:span></text:p>
          <text:p text:style-name="P3"><text:span text:style-name="T2"/></text:p>
          <text:p text:style-name="P4"><text:span text:style-name="T1">Descripción:</text:span></text:p>
          <text:p text:style-name="P5"><text:span text:style-name="T3">Como usuario quiero tener la posibilidad de modificar una lista con el fin de estar siempre actualizado en mis lista dentro de la ap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6" draw:layer="layout" svg:width="3.277cm" svg:height="1.727cm" svg:x="4.261cm" svg:y="13.104cm">
          <text:p text:style-name="P2"><text:span text:style-name="T1">Prioridad:</text:span><text:span text:style-name="T4"> </text:span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9" draw:text-style-name="P6" draw:layer="layout" svg:width="3.996cm" svg:height="0.882cm" svg:x="18.627cm" svg:y="13.104cm">
          <text:p text:style-name="P2"><text:span text:style-name="T1">Esfuerzo:</text:span><text:span text:style-name="T5"> </text:span><text:span text:style-name="T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custom-shape draw:name="object 3" draw:style-name="gr1" draw:text-style-name="P1" draw:layer="layout" svg:width="19.685cm" svg:height="8.8cm" svg:x="4.007cm" svg:y="7.289cm">
          <text:p/>
          <draw:enhanced-geometry draw:mirror-horizontal="false" draw:mirror-vertical="false" svg:viewBox="0 0 0 0" drawooo:sub-view-size="7518400 3169285" draw:text-areas="0 0 ?f0 ?f1" draw:type="ooxml-non-primitive" draw:enhanced-path="M 0 0 L 0 3169158 7517891 3169158 7517891 0 0 0 Z N">
            <draw:equation draw:name="f0" draw:formula="logwidth"/>
            <draw:equation draw:name="f1" draw:formula="logheight"/>
          </draw:enhanced-geometry>
        </draw:custom-shape>
        <draw:custom-shape draw:name="object 4" draw:style-name="gr2" draw:text-style-name="P6" draw:layer="layout" svg:width="19.431cm" svg:height="5.153cm" svg:x="4.261cm" svg:y="7.391cm">
          <text:p text:style-name="P2"><text:span text:style-name="T1">Título: eliminar lista/elemento </text:span></text:p>
          <text:p text:style-name="P3"><text:span text:style-name="T2"/></text:p>
          <text:p text:style-name="P4"><text:span text:style-name="T1">Descripción:</text:span></text:p>
          <text:p text:style-name="P5"><text:span text:style-name="T3">Como usuario quiero tener la posibilidad de eliminar un elemento de mi lista o propiamente toda la lista para poder tener la lista actualiza siemp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6" draw:layer="layout" svg:width="3.277cm" svg:height="1.727cm" svg:x="4.261cm" svg:y="13.104cm">
          <text:p text:style-name="P2"><text:span text:style-name="T1">Prioridad:</text:span><text:span text:style-name="T4"> </text:span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0" draw:text-style-name="P6" draw:layer="layout" svg:width="3.996cm" svg:height="0.882cm" svg:x="18.627cm" svg:y="13.104cm">
          <text:p text:style-name="P2"><text:span text:style-name="T1">Esfuerzo:</text:span><text:span text:style-name="T5"> </text:span><text:span text:style-name="T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custom-shape draw:name="object 3" draw:style-name="gr5" draw:text-style-name="P10" draw:layer="layout" svg:width="26.801cm" svg:height="15.874cm" svg:x="0.599cm" svg:y="0.726cm">
          <text:p text:style-name="P8"><text:span text:style-name="T6">Criterios de Aceptación (panel de editar</text:span><text:span text:style-name="T1"> </text:span><text:span text:style-name="T6">)</text:span><text:span text:style-name="T7"> </text:span></text:p>
          <text:p text:style-name="P9"><text:span text:style-name="T7"/></text:p>
          <text:p text:style-name="P9"><text:span text:style-name="T7">1.dado el panel de editar cuando se de click en el botón de agregar allí entonces se abrirá otro panel para agregar otra lista u otro elemento a una lista</text:span></text:p>
          <text:p text:style-name="P9"><text:span text:style-name="T7">2.dado el panel de editar cuando se de click en el botón de modificar allí entonces se abrirá otro panel para modificar una lista.</text:span></text:p>
          <text:p text:style-name="P9"><text:span text:style-name="T7">3.dado el panel de editar cuando no haya listas entonces no se podrá dar click en el botón de modificar</text:span></text:p>
          <text:p text:style-name="P9"><text:span text:style-name="T7">4.dado el panel de editar cuando se de click en el botón de eliminar allí entonces se abrirá otro panel para eliminar una lista.</text:span></text:p>
          <text:p text:style-name="P9"><text:span text:style-name="T7">5.dado el panel de editar cuando no haya listas entonces no se podrá dar click en el botón de eliminar</text:span></text:p>
          <draw:enhanced-geometry draw:mirror-horizontal="false" draw:mirror-vertical="false" svg:viewBox="0 0 0 0" drawooo:sub-view-size="4680584 5715000" draw:text-areas="0 0 ?f0 ?f1" draw:type="ooxml-non-primitive" draw:enhanced-path="M 0 0 L 0 5715000 4680204 5714999 4680204 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custom-shape draw:name="object 3" draw:style-name="gr1" draw:text-style-name="P1" draw:layer="layout" svg:width="19.685cm" svg:height="8.8cm" svg:x="4.007cm" svg:y="7.289cm">
          <text:p/>
          <draw:enhanced-geometry draw:mirror-horizontal="false" draw:mirror-vertical="false" svg:viewBox="0 0 0 0" drawooo:sub-view-size="7518400 3169285" draw:text-areas="0 0 ?f0 ?f1" draw:type="ooxml-non-primitive" draw:enhanced-path="M 0 0 L 0 3169158 7517891 3169158 7517891 0 0 0 Z N">
            <draw:equation draw:name="f0" draw:formula="logwidth"/>
            <draw:equation draw:name="f1" draw:formula="logheight"/>
          </draw:enhanced-geometry>
        </draw:custom-shape>
        <draw:custom-shape draw:name="object 4" draw:style-name="gr2" draw:text-style-name="P6" draw:layer="layout" svg:width="18.483cm" svg:height="5.151cm" svg:x="4.261cm" svg:y="7.391cm">
          <text:p text:style-name="P2"><text:span text:style-name="T1">Título: hacer ventana despegable <text:s text:c="2"/></text:span></text:p>
          <text:p text:style-name="P3"><text:span text:style-name="T2"/></text:p>
          <text:p text:style-name="P4"><text:span text:style-name="T1">Descripción:</text:span></text:p>
          <text:p text:style-name="P5"><text:span text:style-name="T3">Como usuario quiero una lista despegable que me permita tener acceso a la configuración y atajos dentro de la </text:span><text:span text:style-name="T8">app</text:span><text:span text:style-name="T3"> sin volver a un panel anteri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6" draw:layer="layout" svg:width="3.277cm" svg:height="1.727cm" svg:x="4.261cm" svg:y="13.104cm">
          <text:p text:style-name="P2"><text:span text:style-name="T1">Prioridad:</text:span><text:span text:style-name="T4"> </text:span><text:span text:style-name="T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1" draw:text-style-name="P6" draw:layer="layout" svg:width="3.996cm" svg:height="1.727cm" svg:x="18.627cm" svg:y="13.104cm">
          <text:p text:style-name="P2"><text:span text:style-name="T1">Esfuerzo:</text:span><text:span text:style-name="T5"> </text:span><text:span text:style-name="T1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custom-shape draw:name="object 3" draw:style-name="gr5" draw:text-style-name="P10" draw:layer="layout" svg:width="26.801cm" svg:height="15.874cm" svg:x="0.599cm" svg:y="0.726cm">
          <text:p text:style-name="P8"><text:span text:style-name="T6">Criterios de Aceptación ( </text:span><text:span text:style-name="T1">hacer ventana despegable </text:span><text:span text:style-name="T6">)</text:span><text:span text:style-name="T7"> </text:span></text:p>
          <text:p text:style-name="P9"><text:span text:style-name="T7"/></text:p>
          <text:p text:style-name="P9"><text:span text:style-name="T7">1.pulsando en la icono de la parte superior izquierda o deslizando el dedo de izquierda derecha se abrirá una barra con funcionalidades para hacer una mejor experiencia de usuario</text:span></text:p>
          <text:p text:style-name="P9"><text:span text:style-name="T7">2.dada la ventana despegable abierta cuando se de click en la opcion inicio entonces se ira al panel de inicio de la aplicación. </text:span></text:p>
          <text:p text:style-name="P9"><text:span text:style-name="T7">3.dada la ventana despegable abierta cuando se pulse en la parte de tareas cumplidas entonces se mostrara las diferentes listas cumplidas en otro panel. </text:span></text:p>
          <text:p text:style-name="P9"><text:span text:style-name="T7">4.dada la ventana despegable abierta cuando se pulse en la parte de tareas por terminar entonces se mostrara las diferentes listas que faltan por terminar. </text:span></text:p>
          <text:p text:style-name="P9"><text:span text:style-name="T7">5.dada la ventana despegable abierta cuando se pulse en la parte de editar se mostrara otro panel con las distintas opciones para editar una lista.</text:span></text:p>
          <text:p text:style-name="P9"><text:span text:style-name="T7">6.dada la ventana despegable abierta cuando se pulse en la parte de confiracion se mostrara otro panel con las distintas opciones para personalizar la aplicacion.</text:span></text:p>
          <text:p text:style-name="P9"><text:span text:style-name="T7">7.dada la ventana despegable abierta cuando se pulse en la parte de sincronizar entonces la aplicación se sincronizara.</text:span></text:p>
          <text:p text:style-name="P9"><text:span text:style-name="T7">8.dada la ventana despegable abierta cuando se pulse en la parte de salir entonces se cerrara la aplicación con los cambios que se hayan hecho dentro de ella.</text:span></text:p>
          <text:p text:style-name="P9"><text:span text:style-name="T7"/></text:p>
          <draw:enhanced-geometry draw:mirror-horizontal="false" draw:mirror-vertical="false" svg:viewBox="0 0 0 0" drawooo:sub-view-size="4680584 5715000" draw:text-areas="0 0 ?f0 ?f1" draw:type="ooxml-non-primitive" draw:enhanced-path="M 0 0 L 0 5715000 4680204 5714999 4680204 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custom-shape draw:name="object 3" draw:style-name="gr1" draw:text-style-name="P1" draw:layer="layout" svg:width="19.685cm" svg:height="8.8cm" svg:x="4.007cm" svg:y="7.289cm">
          <text:p/>
          <draw:enhanced-geometry draw:mirror-horizontal="false" draw:mirror-vertical="false" svg:viewBox="0 0 0 0" drawooo:sub-view-size="7518400 3169285" draw:text-areas="0 0 ?f0 ?f1" draw:type="ooxml-non-primitive" draw:enhanced-path="M 0 0 L 0 3169158 7517891 3169158 7517891 0 0 0 Z N">
            <draw:equation draw:name="f0" draw:formula="logwidth"/>
            <draw:equation draw:name="f1" draw:formula="logheight"/>
          </draw:enhanced-geometry>
        </draw:custom-shape>
        <draw:custom-shape draw:name="object 4" draw:style-name="gr2" draw:text-style-name="P6" draw:layer="layout" svg:width="18.483cm" svg:height="5.153cm" svg:x="4.261cm" svg:y="7.391cm">
          <text:p text:style-name="P2"><text:span text:style-name="T1">Título: hacer panel calendario <text:s text:c="2"/></text:span></text:p>
          <text:p text:style-name="P3"><text:span text:style-name="T2"/></text:p>
          <text:p text:style-name="P4"><text:span text:style-name="T1">Descripción:</text:span></text:p>
          <text:p text:style-name="P5"><text:span text:style-name="T3">Como usuario Deseo tener un calendario para consultar el día y la fecha en la cual quiero poner mi lista o elemen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6" draw:layer="layout" svg:width="3.277cm" svg:height="1.727cm" svg:x="4.261cm" svg:y="13.104cm">
          <text:p text:style-name="P2"><text:span text:style-name="T1">Prioridad:</text:span><text:span text:style-name="T4"> </text:span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2" draw:text-style-name="P6" draw:layer="layout" svg:width="3.996cm" svg:height="0.882cm" svg:x="18.627cm" svg:y="13.104cm">
          <text:p text:style-name="P2"><text:span text:style-name="T1">Esfuerzo:</text:span><text:span text:style-name="T5"> </text:span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custom-shape draw:name="object 3" draw:style-name="gr5" draw:text-style-name="P10" draw:layer="layout" svg:width="26.801cm" svg:height="15.874cm" svg:x="0.599cm" svg:y="0.726cm">
          <text:p text:style-name="P8"><text:span text:style-name="T6">Criterios de Aceptación (</text:span><text:span text:style-name="T1">hacer panel calendario</text:span><text:span text:style-name="T6">)</text:span><text:span text:style-name="T7"> </text:span></text:p>
          <text:p text:style-name="P9"><text:span text:style-name="T7"/></text:p>
          <text:p text:style-name="P9"><text:span text:style-name="T7">1.pulsando en la icono de la parte inferior derecha de la aplicación se abrirá un panel de calendario para obtener la fecha donde se quiere poner la lista</text:span></text:p>
          <text:p text:style-name="P9"><text:span text:style-name="T7">2.dado el panel de calendario cuando se de click en la primera opción que corresponde al año , dependiendo si el click fue en la parte izquierda o en la derecha entonces se incrementara o decrementara uno al año en cuestión y se mostrara la fecha de ese año. </text:span></text:p>
          <text:p text:style-name="P9"><text:span text:style-name="T7">3.dado el panel de calendario cuando se de click en la segunda opción que corresponde al mes , dependiendo si el click fue en la parte izquierda o en la derecha entonces se incrementara o decrementara uno al mes en cuestión y se mostrara la fecha de ese mes. </text:span></text:p>
          <text:p text:style-name="P9"><text:span text:style-name="T7">4.dado el panel de calendario si pulsa en cualquier numero del mes entonces se le llevara un panel donde podra agregar una lista , modificarla o eliminarla.</text:span></text:p>
          <text:p text:style-name="P9"><text:span text:style-name="T7"/></text:p>
          <draw:enhanced-geometry draw:mirror-horizontal="false" draw:mirror-vertical="false" svg:viewBox="0 0 0 0" drawooo:sub-view-size="4680584 5715000" draw:text-areas="0 0 ?f0 ?f1" draw:type="ooxml-non-primitive" draw:enhanced-path="M 0 0 L 0 5715000 4680204 5714999 4680204 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custom-shape draw:name="object 3" draw:style-name="gr5" draw:text-style-name="P10" draw:layer="layout" svg:width="26.801cm" svg:height="15.874cm" svg:x="0.599cm" svg:y="0.726cm">
          <text:p text:style-name="P8"><text:span text:style-name="T6">Requerimientos no funcionales</text:span><text:span text:style-name="T7"> </text:span></text:p>
          <text:p text:style-name="P9"><text:span text:style-name="T7"/></text:p>
          <text:p text:style-name="P9"><text:span text:style-name="T7">1.Backend (api rest) de la aplicación</text:span></text:p>
          <text:p text:style-name="P9"><text:span text:style-name="T7">2.base de datos de la app sincronizada con el frontend </text:span></text:p>
          <text:p text:style-name="P9"><text:span text:style-name="T7">3.interfaz de usuario “amigable” </text:span></text:p>
          <text:p text:style-name="P9"><text:span text:style-name="T7">4. creación de archivos Xml y Jason para la comunicación del servidor con la app</text:span></text:p>
          <text:p text:style-name="P9"><text:span text:style-name="T7">5.El sistema debe permitirle al usuario ingresar su nombre de usuario</text:span></text:p>
          <text:p text:style-name="P9"><text:span text:style-name="T7">6.El sistema debe tener una combinacion de colores adecuada que no afecte la vision del usuario</text:span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/></text:p>
          <draw:enhanced-geometry draw:mirror-horizontal="false" draw:mirror-vertical="false" svg:viewBox="0 0 0 0" drawooo:sub-view-size="4680584 5715000" draw:text-areas="0 0 ?f0 ?f1" draw:type="ooxml-non-primitive" draw:enhanced-path="M 0 0 L 0 5715000 4680204 5714999 4680204 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2.573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5:59:54.162372897</meta:creation-date>
    <dc:date>2017-10-25T19:17:55.346467539</dc:date>
    <meta:editing-duration>P1DT17H34M40S</meta:editing-duration>
    <meta:editing-cycles>16</meta:editing-cycles>
    <meta:generator>LibreOffice/5.4.2.2$Linux_X86_64 LibreOffice_project/40m0$Build-2</meta:generator>
    <meta:document-statistic meta:object-count="90"/>
  </office:meta>
</office:document-meta>
</file>